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2.54cm" svg:x="4.81cm" svg:y="6.08cm">
          <text:p text:style-name="P1"><text:span text:style-name="T1">TASK_RUNNING</text:span></text:p>
          <text:p text:style-name="P1"><text:span text:style-name="T1">(Ready but not</text:span></text:p>
          <text:p text:style-name="P1"><text:span text:style-name="T1">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" draw:layer="layout" svg:width="2.54cm" svg:height="2.54cm" svg:x="12.21cm" svg:y="6.08cm">
          <text:p text:style-name="P1"><text:span text:style-name="T1">TASK_RUNNING</text:span></text:p>
          <text:p text:style-name="P1"><text:span text:style-name="T1">(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876cm" svg:x1="6.079cm" svg:y1="6.08cm" svg:x2="13.48cm" svg:y2="6.08cm" draw:start-shape="id1" draw:start-glue-point="4" draw:end-shape="id2" svg:d="m6079 6080c0-2101 7401-2101 7401 0">
          <text:p text:style-name="P1"><text:span text:style-name="T2">Scheduler dispatches</text:span></text:p>
          <text:p text:style-name="P1"><text:span text:style-name="T2">task to run</text:span></text:p>
        </draw:connector>
        <draw:connector draw:style-name="gr2" draw:text-style-name="P3" draw:layer="layout" draw:type="curve" svg:x1="12.932cm" svg:y1="10.22cm" svg:x2="7.35cm" svg:y2="7.35cm" draw:start-shape="id3" draw:start-glue-point="6" draw:end-shape="id1" svg:d="m12932 10220c-4186 0-1396-2870-5582-2870">
          <text:p text:style-name="P1"><text:span text:style-name="T2">Task is preempted by a</text:span></text:p>
          <text:p text:style-name="P1"><text:span text:style-name="T2">Higher priority task</text:span></text:p>
        </draw:connector>
        <draw:custom-shape draw:style-name="gr1" draw:text-style-name="P2" draw:id="id4" draw:layer="layout" svg:width="2.54cm" svg:height="2.54cm" svg:x="1.61cm" svg:y="1.68cm">
          <text:p text:style-name="P1"><text:span text:style-name="T1">Existing task creates</text:span></text:p>
          <text:p text:style-name="P1"><text:span text:style-name="T1">a task by calling</text:span></text:p>
          <text:p text:style-name="P1"><text:span text:style-name="T1">fork()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.879cm" svg:y1="4.22cm" svg:x2="4.81cm" svg:y2="7.349cm" draw:start-shape="id4" draw:start-glue-point="8" draw:end-shape="id1" draw:end-glue-point="6" svg:d="m2879 4220c0 2086 643 3129 1931 3129">
          <text:p text:style-name="P1"><text:span text:style-name="T2">Task forks</text:span></text:p>
        </draw:connector>
        <draw:custom-shape draw:style-name="gr1" draw:text-style-name="P2" draw:id="id5" draw:layer="layout" svg:width="2.54cm" svg:height="2.54cm" svg:x="15.51cm" svg:y="1.68cm">
          <text:p text:style-name="P1"><text:span text:style-name="T1">TASK_ZOMBIE</text:span></text:p>
          <text:p text:style-name="P1"><text:span text:style-name="T1">(task is terminate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4.75cm" svg:y1="7.349cm" svg:x2="17.677cm" svg:y2="3.847cm" draw:start-shape="id2" draw:start-glue-point="10" draw:end-shape="id5" draw:end-glue-point="9" svg:d="m14750 7349c1952 0 2927-1167 2927-3502">
          <text:p text:style-name="P1"><text:span text:style-name="T2">Task exits by calling</text:span></text:p>
          <text:p text:style-name="P1"><text:span text:style-name="T2">do_exit()</text:span></text:p>
        </draw:connector>
        <draw:custom-shape draw:style-name="gr1" draw:text-style-name="P2" draw:id="id6" draw:layer="layout" svg:width="3.685cm" svg:height="3.125cm" svg:x="7.475cm" svg:y="11.21cm">
          <text:p text:style-name="P1"><text:span text:style-name="T1">TASK_INTERRUPTABLE</text:span></text:p>
          <text:p text:style-name="P1"><text:span text:style-name="T1">or</text:span></text:p>
          <text:p text:style-name="P1"><text:span text:style-name="T1">TASK_UNINTRRUPTABLE</text:span></text:p>
          <text:p text:style-name="P1"><text:span text:style-name="T1">(wait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932cm" svg:y1="10.221cm" svg:x2="11.16cm" svg:y2="12.772cm" draw:start-shape="id3" draw:end-shape="id6" draw:end-glue-point="10" svg:d="m12932 10221c-1329 0-443 2551-1772 2551">
          <text:p text:style-name="P1"><text:span text:style-name="T2">Task sleeps on a wait queue</text:span></text:p>
          <text:p text:style-name="P1"><text:span text:style-name="T2">waiting for an event</text:span></text:p>
        </draw:connector>
        <draw:connector draw:style-name="gr2" draw:text-style-name="P3" draw:layer="layout" draw:type="curve" svg:x1="7.475cm" svg:y1="12.772cm" svg:x2="6.08cm" svg:y2="8.62cm" draw:start-shape="id6" draw:start-glue-point="6" draw:end-shape="id1" svg:d="m7475 12772c-930 0-1395-1384-1395-4152">
          <text:p text:style-name="P1"><text:span text:style-name="T2">Event occurs</text:span></text:p>
        </draw:connector>
        <draw:custom-shape draw:style-name="gr1" draw:text-style-name="P2" draw:id="id3" draw:layer="layout" svg:width="2.54cm" svg:height="2.54cm" svg:x="12.932cm" svg:y="8.951cm">
          <text:p text:style-name="P1"><text:span text:style-name="T1">Performance </text:span></text:p>
          <text:p text:style-name="P1"><text:span text:style-name="T1">directed mig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4.75cm" svg:y1="7.349cm" svg:x2="15.472cm" svg:y2="10.22cm" draw:start-shape="id2" draw:start-glue-point="10" draw:end-shape="id3" draw:end-glue-point="10" svg:d="m14750 7349c1870 0 1509 2871 722 28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1:45:45</meta:creation-date>
    <dc:date>2009-06-27T23:11:29</dc:date>
    <meta:editing-duration>PT01H25M15S</meta:editing-duration>
    <meta:editing-cycles>3</meta:editing-cycles>
    <meta:generator>OpenOffice.org/3.0$Linux OpenOffice.org_project/300m15$Build-937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